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rfc-language-tag="sr-Latn-RS" fo:language="sr" fo:script="Latn" fo:country="RS" officeooo:paragraph-rsid="0012e4ee" style:font-name-complex="Calibri1"/>
    </style:style>
    <style:style style:name="P2" style:family="paragraph" style:parent-style-name="Heading_20_1">
      <style:paragraph-properties fo:text-align="start" style:justify-single-word="false" fo:break-before="page"/>
      <style:text-properties style:rfc-language-tag="sr-Latn-RS" fo:language="sr" fo:script="Latn" fo:country="RS" officeooo:paragraph-rsid="0014d9c2"/>
    </style:style>
    <style:style style:name="P3" style:family="paragraph" style:parent-style-name="Heading_20_1">
      <style:paragraph-properties fo:text-align="start" style:justify-single-word="false"/>
      <style:text-properties style:rfc-language-tag="sr-Latn-RS" fo:language="sr" fo:script="Latn" fo:country="RS" officeooo:paragraph-rsid="0014d9c2"/>
    </style:style>
    <style:style style:name="P4" style:family="paragraph" style:parent-style-name="Heading_20_1">
      <style:paragraph-properties fo:text-align="start" style:justify-single-word="false"/>
      <style:text-properties style:rfc-language-tag="sr-Latn-RS" fo:language="sr" fo:script="Latn" fo:country="RS" officeooo:paragraph-rsid="0012e4ee"/>
    </style:style>
    <style:style style:name="P5" style:family="paragraph" style:parent-style-name="Heading_20_1">
      <style:paragraph-properties fo:text-align="start" style:justify-single-word="false"/>
      <style:text-properties style:rfc-language-tag="sr-Latn-RS" fo:language="sr" fo:script="Latn" fo:country="RS" officeooo:rsid="0035cd3b" officeooo:paragraph-rsid="0035cd3b"/>
    </style:style>
    <style:style style:name="P6" style:family="paragraph" style:parent-style-name="Standard" style:list-style-name="L1">
      <style:text-properties style:rfc-language-tag="sr-Latn-RS" fo:language="sr" fo:script="Latn" fo:country="RS" officeooo:rsid="0014d9c2" officeooo:paragraph-rsid="0014d9c2" style:font-name-complex="Calibri1"/>
    </style:style>
    <style:style style:name="P7" style:family="paragraph" style:parent-style-name="Standard" style:list-style-name="L1">
      <style:text-properties style:rfc-language-tag="sr-Latn-RS" fo:language="sr" fo:script="Latn" fo:country="RS" officeooo:rsid="002ece62" officeooo:paragraph-rsid="002ece62" style:font-name-complex="Calibri1"/>
    </style:style>
    <style:style style:name="P8" style:family="paragraph" style:parent-style-name="Standard">
      <style:text-properties style:rfc-language-tag="sr-Latn-RS" fo:language="sr" fo:script="Latn" fo:country="RS" officeooo:rsid="0014d9c2" officeooo:paragraph-rsid="0014d9c2"/>
    </style:style>
    <style:style style:name="P9" style:family="paragraph" style:parent-style-name="Standard" style:list-style-name="L2">
      <style:text-properties style:rfc-language-tag="sr-Latn-RS" fo:language="sr" fo:script="Latn" fo:country="RS" officeooo:rsid="001cc931" officeooo:paragraph-rsid="001cc931"/>
    </style:style>
    <style:style style:name="P10" style:family="paragraph" style:parent-style-name="Standard" style:list-style-name="L2">
      <style:text-properties style:rfc-language-tag="sr-Latn-RS" fo:language="sr" fo:script="Latn" fo:country="RS" officeooo:rsid="001d5f19" officeooo:paragraph-rsid="001d5f19"/>
    </style:style>
    <style:style style:name="P11" style:family="paragraph" style:parent-style-name="Standard" style:list-style-name="L4">
      <style:text-properties style:rfc-language-tag="sr-Latn-RS" fo:language="sr" fo:script="Latn" fo:country="RS" officeooo:rsid="0035cd3b" officeooo:paragraph-rsid="0035cd3b"/>
    </style:style>
    <style:style style:name="P12" style:family="paragraph" style:parent-style-name="Standard" style:list-style-name="L2">
      <style:text-properties fo:language="en" fo:country="US" officeooo:rsid="001e21af" officeooo:paragraph-rsid="001e21af"/>
    </style:style>
    <style:style style:name="P13" style:family="paragraph" style:parent-style-name="Standard" style:list-style-name="L2">
      <style:text-properties fo:language="en" fo:country="US" officeooo:rsid="001ea213" officeooo:paragraph-rsid="001ea213"/>
    </style:style>
    <style:style style:name="P14" style:family="paragraph" style:parent-style-name="Standard">
      <style:text-properties fo:language="en" fo:country="US" officeooo:rsid="001ea213" officeooo:paragraph-rsid="001ea213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35538d" officeooo:paragraph-rsid="0035538d" style:font-size-asian="12pt" style:font-size-complex="12pt"/>
    </style:style>
    <style:style style:name="T1" style:family="text">
      <style:text-properties style:font-name-complex="Calibri1"/>
    </style:style>
    <style:style style:name="T2" style:family="text">
      <style:text-properties officeooo:rsid="001b3e59" style:font-name-complex="Calibri1"/>
    </style:style>
    <style:style style:name="T3" style:family="text">
      <style:text-properties officeooo:rsid="001ed846" style:font-name-complex="Calibri1"/>
    </style:style>
    <style:style style:name="T4" style:family="text">
      <style:text-properties officeooo:rsid="001fc3c3" style:font-name-complex="Calibri1"/>
    </style:style>
    <style:style style:name="T5" style:family="text">
      <style:text-properties officeooo:rsid="0021556c" style:font-name-complex="Calibri1"/>
    </style:style>
    <style:style style:name="T6" style:family="text">
      <style:text-properties officeooo:rsid="00234455" style:font-name-complex="Calibri1"/>
    </style:style>
    <style:style style:name="T7" style:family="text">
      <style:text-properties officeooo:rsid="0024afca" style:font-name-complex="Calibri1"/>
    </style:style>
    <style:style style:name="T8" style:family="text">
      <style:text-properties officeooo:rsid="00299ef8" style:font-name-complex="Calibri1"/>
    </style:style>
    <style:style style:name="T9" style:family="text">
      <style:text-properties fo:font-variant="small-caps" style:font-name="Calibri" fo:font-size="14pt" style:font-size-asian="14pt" style:font-name-complex="Calibri1" style:font-size-complex="14pt"/>
    </style:style>
    <style:style style:name="T10" style:family="text">
      <style:text-properties fo:font-variant="small-caps" style:font-name="Calibri" fo:font-size="14pt" officeooo:rsid="0014d9c2" style:font-size-asian="14pt" style:font-name-complex="Calibri1" style:font-size-complex="14pt"/>
    </style:style>
    <style:style style:name="T11" style:family="text">
      <style:text-properties fo:font-variant="small-caps" style:font-name="Calibri" fo:font-size="14pt" officeooo:rsid="0016b258" style:font-size-asian="14pt" style:font-name-complex="Calibri1" style:font-size-complex="14pt"/>
    </style:style>
    <style:style style:name="T12" style:family="text">
      <style:text-properties fo:font-variant="small-caps" style:font-name="Calibri" fo:font-size="14pt" officeooo:rsid="00180115" style:font-size-asian="14pt" style:font-name-complex="Calibri1" style:font-size-complex="14pt"/>
    </style:style>
    <style:style style:name="T13" style:family="text">
      <style:text-properties fo:font-variant="small-caps" style:font-name="Calibri" fo:font-size="14pt" officeooo:rsid="00299ef8" style:font-size-asian="14pt" style:font-name-complex="Calibri1" style:font-size-complex="14pt"/>
    </style:style>
    <style:style style:name="T14" style:family="text">
      <style:text-properties fo:font-variant="small-caps" style:font-name="Calibri" fo:font-size="14pt" officeooo:rsid="00326fc2" style:font-size-asian="14pt" style:font-name-complex="Calibri1" style:font-size-complex="14pt"/>
    </style:style>
    <style:style style:name="T15" style:family="text">
      <style:text-properties fo:font-variant="small-caps" style:font-name="Calibri" style:font-name-complex="Calibri1"/>
    </style:style>
    <style:style style:name="T16" style:family="text">
      <style:text-properties fo:font-variant="small-caps" style:font-name="Calibri" officeooo:rsid="00326fc2" style:font-name-complex="Calibri1"/>
    </style:style>
    <style:style style:name="T17" style:family="text">
      <style:text-properties fo:font-variant="small-caps" style:font-name-complex="Calibri1"/>
    </style:style>
    <style:style style:name="T18" style:family="text">
      <style:text-properties fo:font-variant="small-caps" officeooo:rsid="00326fc2" style:font-name-complex="Calibri1"/>
    </style:style>
    <style:style style:name="T19" style:family="text">
      <style:text-properties fo:font-variant="small-caps" style:rfc-language-tag="sr-Latn-RS" fo:language="sr" fo:script="Latn" fo:country="RS" style:font-name-complex="Calibri1"/>
    </style:style>
    <style:style style:name="T20" style:family="text">
      <style:text-properties fo:language="en" fo:country="US" style:font-name-complex="Calibri1"/>
    </style:style>
    <style:style style:name="T21" style:family="text">
      <style:text-properties fo:language="en" fo:country="US" officeooo:rsid="001ed846" style:font-name-complex="Calibri1"/>
    </style:style>
    <style:style style:name="T22" style:family="text">
      <style:text-properties fo:language="en" fo:country="US" officeooo:rsid="00234455" style:font-name-complex="Calibri1"/>
    </style:style>
    <style:style style:name="T23" style:family="text">
      <style:text-properties fo:language="en" fo:country="US" officeooo:rsid="0024afca" style:font-name-complex="Calibri1"/>
    </style:style>
    <style:style style:name="T24" style:family="text">
      <style:text-properties fo:language="en" fo:country="US" officeooo:rsid="002687a6"/>
    </style:style>
    <style:style style:name="T25" style:family="text">
      <style:text-properties fo:language="en" fo:country="US" officeooo:rsid="00299ef8"/>
    </style:style>
    <style:style style:name="T26" style:family="text">
      <style:text-properties style:rfc-language-tag="sr-Latn-RS" fo:language="sr" fo:script="Latn" fo:country="RS" officeooo:rsid="002687a6"/>
    </style:style>
    <style:style style:name="T27" style:family="text">
      <style:text-properties style:rfc-language-tag="sr-Latn-RS" fo:language="sr" fo:script="Latn" fo:country="RS" officeooo:rsid="00299ef8"/>
    </style:style>
    <style:style style:name="T28" style:family="text">
      <style:text-properties style:rfc-language-tag="sr-Latn-RS" fo:language="sr" fo:script="Latn" fo:country="RS" officeooo:rsid="002e4c64"/>
    </style:style>
    <style:style style:name="T29" style:family="text">
      <style:text-properties officeooo:rsid="002687a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name-complex="Calibri1" style:font-weight-complex="bold"/>
    </style:style>
    <style:style style:name="T32" style:family="text">
      <style:text-properties officeooo:rsid="0027cfe3"/>
    </style:style>
    <style:style style:name="T33" style:family="text">
      <style:text-properties officeooo:rsid="00299ef8"/>
    </style:style>
    <style:style style:name="T34" style:family="text">
      <style:text-properties officeooo:rsid="002ece6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401238542"/><text:span text:style-name="T10">T</text:span><text:bookmark-end text:name="_Toc401238542"/><text:span text:style-name="T10">im</text:span><text:span text:style-name="T9"/></text:h>
      <text:list text:style-name="L1">
        <text:list-item>
          <text:p text:style-name="P6">Marko Uljarevi<text:span text:style-name="T34">ć</text:span> <text:span text:style-name="T34">RA233/2019</text:span><text:span text:style-name="T1"/></text:p>
        </text:list-item>
        <text:list-item>
          <text:p text:style-name="P7">Damjan Dimitrijević RA115/2019<text:span text:style-name="T1"/></text:p>
        </text:list-item>
        <text:list-item>
          <text:p text:style-name="P7">Rade Stojanović RA138/2019<text:span text:style-name="T1"/></text:p>
        </text:list-item>
        <text:list-item>
          <text:p text:style-name="P7">Darko Selaković RA157/2019<text:span text:style-name="T1"/></text:p>
        </text:list-item>
        <text:list-item>
          <text:p text:style-name="P6">Darjan Rac RA144-2017<text:span text:style-name="T1"/></text:p>
        </text:list-item>
      </text:list>
      <text:h text:style-name="P3" text:outline-level="1"><text:span text:style-name="T10"/></text:h>
      <text:h text:style-name="P3" text:outline-level="1"><text:bookmark-start text:name="_Toc401238543"/><text:span text:style-name="T10">I</text:span><text:bookmark-end text:name="_Toc401238543"/><text:span text:style-name="T10">deja projekta</text:span><text:span text:style-name="T9"/></text:h>
      <text:p text:style-name="P8"><text:span text:style-name="T1"><text:tab/>Svrha projekta jeste da se realizuje distribuirani sistem koji je zadužen da nadgleda i procesuira pošiljke klijenata. </text:span><text:span text:style-name="T2">Možemo koristiti aktorski sistem da pratimo životni vek pošiljaka od klijenata, kao i podatke na koje iste pošiljke utiču. </text:span><text:span text:style-name="T21">Svaki </text:span><text:span text:style-name="T4">od </text:span><text:span text:style-name="T21">aktora komunicira </text:span><text:span text:style-name="T3">i razmenjuje poruke sa ostalim aktorima </text:span><text:span text:style-name="T4">kako bi izvršavali svoje zadatke.</text:span><text:span text:style-name="T1"/></text:p>
      <text:p text:style-name="P1"/>
      <text:h text:style-name="P4" text:outline-level="1"><text:span text:style-name="T11">Opis podataka</text:span><text:bookmark-start text:name="_Toc401238544"/><text:span text:style-name="T9"> </text:span><text:bookmark-end text:name="_Toc401238544"/><text:span text:style-name="T12">i </text:span><text:span text:style-name="T11">aktora</text:span><text:span text:style-name="T9"/></text:h>
      <text:list text:style-name="L2">
        <text:list-item>
          <text:p text:style-name="P9"><text:span text:style-name="T31">OrderActor</text:span><text:span text:style-name="T1">: </text:span><text:span text:style-name="T5">Aktor koji prati životni vek pošiljke. To uključuje procesiranje,pakovanje i slanje.</text:span><text:span text:style-name="T6"> OrderActor prima poruke tipa ProcessOrder koje sadrže pošiljku koja treba da se procesira. Aktor vrši procesiranje</text:span><text:span text:style-name="T22">(neka metoda sa timeoutom)</text:span><text:span text:style-name="T6">, zatim šalje poruku samom sebi da </text:span><text:span text:style-name="T23">po</text:span><text:span text:style-name="T7">čne pakovanje, koje uključuje slanje poruke InventoryActor-u da ažurira svoje skladište. Posle toga, vrši slanje pošiljke koje uključuje slanje poruke NotificationActor</text:span><text:span text:style-name="T23">-u </text:span><text:span text:style-name="T7">kako bi obavestio korisnika da je pošiljka poslata.<text:line-break/></text:span><text:span text:style-name="T1"/></text:p>
        </text:list-item>
        <text:list-item>
          <text:p text:style-name="P10"><text:span text:style-name="T30">InventoryActor</text:span>: <text:span text:style-name="T29">Sadrži mapu proizvoda i njihovu količinu u skladištu. InventoryActor prima poruke da ažurira skladište sa proizvodima. Kada primi </text:span><text:span text:style-name="T24">AddInventory poruku, trebalo bi da </text:span><text:span text:style-name="T29">doda određenu količinu artikala na stanje, </text:span><text:span text:style-name="T24">kada primi RemoveInventory poruku, trebali bi da oduzme odre</text:span><text:span text:style-name="T29">đenu količinu artikala sa stanja. Kada nema dovoljno artikala za porudžbinu, trebalo bi da vrati grešku korisniku. </text:span><text:span text:style-name="T32">Takođe prima poruke tipa GetInventory kako bi vratio trenutno stanje skladišta sa proizvodima. </text:span><text:span text:style-name="T25">(Mo</text:span><text:span text:style-name="T33">že da se realizuje aktor koji nadgleda InventoryActor i puni skladište na neki određeni način</text:span><text:span text:style-name="T25">)</text:span><text:span text:style-name="T29"><text:line-break/></text:span><text:span text:style-name="T1"/></text:p>
        </text:list-item>
        <text:list-item>
          <text:p text:style-name="P12"><text:span text:style-name="T30">NotificationActor</text:span>: <text:span text:style-name="T26">Prima poruke od različitih aktora kako bi obavestio korisnika u kom stanju se nalazi pošiljka. </text:span><text:span text:style-name="T32">Prima poruke tipa OrderReceived,OrderShipped </text:span><text:span text:style-name="T27">i OrderDelivered da bi slao notifikacije korisniku o statusu pošiljke.<text:line-break/></text:span><text:span text:style-name="T1"/></text:p>
        </text:list-item>
        <text:list-item>
          <text:p text:style-name="P13"><text:span text:style-name="T30">PaymentActor</text:span>: <text:span text:style-name="T33">Obra</text:span><text:span text:style-name="T27">đuje plaćanje za pošiljke. Prima poruke za obradu autorizacije plaćanja i samo plaćanje. Takođe šalje poruku </text:span><text:span text:style-name="T28">CustomerActoru kako bi ažurirao stanje na računu korisnika.</text:span><text:span text:style-name="T27"><text:line-break/></text:span><text:span text:style-name="T1"/></text:p>
        </text:list-item>
        <text:list-item>
          <text:p text:style-name="P13"><text:span text:style-name="T30">CustomerActor</text:span>: <text:span text:style-name="T27">Može da prima poruke kako bi prikazivao informacije o korisniku, kao i da menja podatke o korisniku, kao što su informacije za plaćanje i adresa korisnika.</text:span><text:span text:style-name="T1"/></text:p>
        </text:list-item>
      </text:list>
      <text:p text:style-name="P14"><text:span text:style-name="T27"/></text:p>
      <text:h text:style-name="P5" text:outline-level="1"><text:span text:style-name="T10">T</text:span><text:span text:style-name="T9">ehnologije</text:span><text:span text:style-name="T9"/></text:h>
      <text:list xml:id="list3887519944" text:style-name="L4">
        <text:list-item>
          <text:p text:style-name="P11"><text:span text:style-name="T8">P</text:span><text:span text:style-name="T1">rotoactor-</text:span><text:span text:style-name="T20">go biblioteka</text:span><text:span text:style-name="T1"/></text:p>
        </text:list-item>
        <text:list-item>
          <text:p text:style-name="P11"><text:span text:style-name="T20">MongoDB</text:span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6T20:30:33.485000000</meta:creation-date>
    <dc:date>2023-05-08T17:34:46.958000000</dc:date>
    <meta:editing-duration>PT55M38S</meta:editing-duration>
    <meta:editing-cycles>2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7" meta:word-count="320" meta:character-count="2246" meta:non-whitespace-character-count="1950"/>
  </office:meta>
</office:document-meta>
</file>